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1b5" officeooo:paragraph-rsid="000e11b5"/>
    </style:style>
    <style:style style:name="P2" style:family="paragraph" style:parent-style-name="Standard">
      <style:text-properties officeooo:rsid="000edf95" officeooo:paragraph-rsid="000edf95"/>
    </style:style>
    <style:style style:name="P3" style:family="paragraph" style:parent-style-name="Standard">
      <style:text-properties officeooo:rsid="000ffb56" officeooo:paragraph-rsid="000ffb56"/>
    </style:style>
    <style:style style:name="P4" style:family="paragraph" style:parent-style-name="Standard">
      <style:text-properties officeooo:rsid="00100d19" officeooo:paragraph-rsid="00100d19"/>
    </style:style>
    <style:style style:name="P5" style:family="paragraph" style:parent-style-name="Standard">
      <style:text-properties officeooo:rsid="00100d19" officeooo:paragraph-rsid="00100d19"/>
    </style:style>
    <style:style style:name="P6" style:family="paragraph" style:parent-style-name="Standard">
      <style:text-properties officeooo:rsid="0011dbee" officeooo:paragraph-rsid="0011d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spi + Heart Rate Monitor Hardware Setup Guide</text:p>
      <text:p text:style-name="P4"/>
      <text:p text:style-name="P4"/>
      <text:p text:style-name="P4">This is assuming a Windows 10 machine with a microSD card slot.</text:p>
      <text:p text:style-name="P4"/>
      <text:p text:style-name="P1">1) get Raspbian "lite":</text:p>
      <text:p text:style-name="P1">https://www.raspberrypi.org/downloads/raspbian/</text:p>
      <text:p text:style-name="P1">2) get Etcher</text:p>
      <text:p text:style-name="P2">3) run etcher on an empty SD card with raspbian lite</text:p>
      <text:p text:style-name="P2">4) Remove and re-insert drive if unmounted automatically (Etcher does this by default.) </text:p>
      <text:p text:style-name="P2">5) In the root directory of the "boot" drive of the SD card, create a file called "ssh" with no file extension.</text:p>
      <text:p text:style-name="P2">6) safely eject SD drive</text:p>
      <text:p text:style-name="P2">7) insert SD drive into Raspberry Pi</text:p>
      <text:p text:style-name="P2">8) Connect pi to power and network</text:p>
      <text:p text:style-name="P2">9) boot pi</text:p>
      <text:p text:style-name="P3">10) find Pi's IP using router lookup table</text:p>
      <text:p text:style-name="P3">11) Use PuTTY to log in</text:p>
      <text:p text:style-name="P4"><text:tab/>UID: pi</text:p>
      <text:p text:style-name="P4"><text:tab/>PASS: raspberry</text:p>
      <text:p text:style-name="P4"/>
      <text:p text:style-name="P4"/>
      <text:p text:style-name="P6">12 sudo apt-get update</text:p>
      <text:p text:style-name="P6">13 sudo apt-get install python-dev</text:p>
      <text:p text:style-name="P6">sudo easy_install rpi.gpi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53:15.040000000</meta:creation-date>
    <dc:date>2018-11-16T22:15:47.316000000</dc:date>
    <meta:editing-duration>PT1H32M59S</meta:editing-duration>
    <meta:editing-cycles>2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9" meta:word-count="126" meta:character-count="719" meta:non-whitespace-character-count="609"/>
  </office:meta>
</office:document-meta>
</file>